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465856428B56B5638C7.jpg" manifest:media-type="image/jpeg"/>
  <manifest:file-entry manifest:full-path="Pictures/100000000000029200000456E1143E6FB92E6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does ending mean?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Janelle Jenstad</text:p>
            <text:p>Martin Holmes</text:p>
            <text:p>&lt;/endings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Content_20_3-backgroundobjects">
      <style:graphic-properties draw:stroke="none" draw:fill="none" draw:fill-color="#ffffff" draw:auto-grow-height="false" fo:min-height="1.086cm"/>
    </style:style>
    <style:style style:name="Mpr6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0.6cm" svg:height="9.134cm" svg:x="1.4cm" svg:y="4.2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33cm" svg:x="9.576cm" svg:y="14.6cm" presentation:class="footer">
        <draw:text-box>
          <text:p text:style-name="MP5"><text:span text:style-name="MT2">JJ &lt;/e&gt; MH</text:span></text:p>
        </draw:text-box>
      </draw:frame>
      <draw:frame draw:style-name="Mgr3" draw:text-style-name="MP7" draw:layer="backgroundobjects" svg:width="4.238cm" svg:height="7.15cm" svg:x="23.832cm" svg:y="8.6cm">
        <draw:image xlink:href="Pictures/100000000000029200000456E1143E6FB92E68C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office:forms form:automatic-focus="false" form:apply-design-mode="false"/>
      <draw:frame draw:name="Picture 6" draw:style-name="Mgr4" draw:text-style-name="MP8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draw:style-name="Mgr5" draw:text-style-name="MP14" draw:layer="backgroundobjects" svg:width="19.171cm" svg:height="9.537cm" svg:x="3.383cm" svg:y="4.666cm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4" draw:text-style-name="MP16" draw:layer="backgroundobjects" svg:width="19.171cm" svg:height="2.624cm" svg:x="3.383cm" svg:y="1.622cm" presentation:class="title" presentation:user-transformed="true">
        <draw:text-box>
          <text:p text:style-name="MP15"><text:span text:style-name="MT8">Click to edit Master title style</text:span></text:p>
        </draw:text-box>
      </draw:frame>
      <draw:frame presentation:style-name="Mpr5" draw:text-style-name="MP6" draw:layer="backgroundobjects" svg:width="8.875cm" svg:height="0.833cm" svg:x="9.577cm" svg:y="14.601cm">
        <draw:text-box>
          <text:p text:style-name="MP7"><text:span text:style-name="MT2">JJ &lt;/e&gt; MH</text:span></text:p>
        </draw:text-box>
      </draw:frame>
      <draw:frame presentation:style-name="Content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ontent_20_3-title" draw:layer="backgroundobjects" svg:width="18.624cm" svg:height="10.476cm" svg:x="1.482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5-22T14:06:26.533447483</dc:date>
    <meta:editing-duration>PT3H43M54S</meta:editing-duration>
    <meta:editing-cycles>23</meta:editing-cycles>
    <meta:generator>LibreOffice/6.1.5.2$Linux_X86_64 LibreOffice_project/10$Build-2</meta:generator>
    <meta:document-statistic meta:object-count="37"/>
  </office:meta>
</office:document-meta>
</file>